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30"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2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3" style:family="table-cell" style:parent-style-name="Default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9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0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2" style:family="table-cell" style:parent-style-name="Default" style:data-style-name="N30">
      <style:table-cell-properties fo:border-top="none" fo:border-bottom="none" fo:border-left="none" fo:border-right="thin solid #000000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thin solid #000000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FFFFFF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FFFFFF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7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FFFF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水產罐頭製品產量及價值" table:style-name="ta1">
        <table:table-column table:style-name="co1" table:default-cell-style-name="ce1"/>
        <table:table-column table:style-name="co2" table:default-cell-style-name="ce6" table:visibility="collapse"/>
        <table:table-column table:style-name="co3" table:default-cell-style-name="ce6"/>
        <table:table-column table:style-name="co1" table:number-columns-repeated="16" table:default-cell-style-name="ce1"/>
        <table:table-column table:style-name="co4" table:number-columns-repeated="16365" table:default-cell-style-name="ce1"/>
        <table:table-row table:style-name="ro1">
          <table:table-cell office:value-type="string" table:number-columns-spanned="5" table:number-rows-spanned="1" table:style-name="ce36">
            <text:p>13‧水產罐頭製品產量及價值</text:p>
          </table:table-cell>
          <table:covered-table-cell table:number-columns-repeated="4"/>
          <table:table-cell table:number-columns-repeated="5" table:style-name="ce1"/>
          <table:table-cell office:value-type="string" table:number-columns-spanned="6" table:number-rows-spanned="1" table:style-name="ce36">
            <text:p>13‧CANNED FISHERY PRODUCTS</text:p>
          </table:table-cell>
          <table:covered-table-cell table:number-columns-repeated="5"/>
          <table:table-cell table:number-columns-repeated="16368" table:style-name="ce1"/>
        </table:table-row>
        <table:table-row table:style-name="ro2">
          <table:table-cell table:style-name="ce1"/>
          <table:table-cell table:number-columns-repeated="2" table:style-name="ce6"/>
          <table:table-cell table:number-columns-repeated="2" table:style-name="ce1"/>
          <table:table-cell office:value-type="string" table:number-columns-spanned="1" table:number-rows-spanned="2" table:style-name="ce38">
            <text:p>單位｛</text:p>
          </table:table-cell>
          <table:table-cell office:value-type="string" table:number-columns-spanned="3" table:number-rows-spanned="1" table:style-name="ce39">
            <text:p>產量：箱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1" table:number-rows-spanned="2" table:style-name="ce38">
            <text:p>Unit｛</text:p>
          </table:table-cell>
          <table:table-cell office:value-type="string" table:number-columns-spanned="3" table:number-rows-spanned="1" table:style-name="ce41">
            <text:p>Quantity：C/S</text:p>
          </table:table-cell>
          <table:covered-table-cell table:number-columns-repeated="2"/>
          <table:table-cell table:number-columns-repeated="16365"/>
        </table:table-row>
        <table:table-row table:style-name="ro2">
          <table:table-cell table:style-name="ce1">
            <draw:custom-shape svg:x="0in" svg:y="0.16667in" svg:width="1.39583in" svg:height="0.67708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6"/>
          <table:table-cell table:number-columns-repeated="2" table:style-name="ce1"/>
          <table:covered-table-cell/>
          <table:table-cell office:value-type="string" table:number-columns-spanned="3" table:number-rows-spanned="1" table:style-name="ce41">
            <text:p>價值：新臺幣千元</text:p>
          </table:table-cell>
          <table:covered-table-cell table:number-columns-repeated="2"/>
          <table:table-cell table:number-columns-repeated="6" table:style-name="ce1"/>
          <table:covered-table-cell/>
          <table:table-cell office:value-type="string" table:number-columns-spanned="3" table:number-rows-spanned="1" table:style-name="ce41">
            <text:p>Value <text:s text:c="3"/>：Thousand N.T.$</text:p>
          </table:table-cell>
          <table:covered-table-cell table:number-columns-repeated="2"/>
          <table:table-cell table:number-columns-repeated="16365"/>
        </table:table-row>
        <table:table-row table:style-name="ro2">
          <table:table-cell table:number-columns-spanned="2" table:number-rows-spanned="1" table:style-name="ce34"/>
          <table:covered-table-cell/>
          <table:table-cell office:value-type="string" table:style-name="ce18">
            <text:p>魚 類 別</text:p>
          </table:table-cell>
          <table:table-cell office:value-type="string" table:number-columns-spanned="2" table:number-rows-spanned="1" table:style-name="ce43">
            <text:p>總計</text:p>
          </table:table-cell>
          <table:covered-table-cell/>
          <table:table-cell office:value-type="string" table:number-columns-spanned="2" table:number-rows-spanned="1" table:style-name="ce43">
            <text:p>鮪</text:p>
          </table:table-cell>
          <table:covered-table-cell/>
          <table:table-cell office:value-type="string" table:number-columns-spanned="2" table:number-rows-spanned="1" table:style-name="ce43">
            <text:p>鰹</text:p>
          </table:table-cell>
          <table:covered-table-cell/>
          <table:table-cell office:value-type="string" table:number-columns-spanned="2" table:number-rows-spanned="1" table:style-name="ce43">
            <text:p>鯡 <text:s text:c="6"/>科</text:p>
          </table:table-cell>
          <table:covered-table-cell/>
          <table:table-cell office:value-type="string" table:number-columns-spanned="2" table:number-rows-spanned="1" table:style-name="ce43">
            <text:p>鯖 <text:s text:c="6"/>科</text:p>
          </table:table-cell>
          <table:covered-table-cell/>
          <table:table-cell office:value-type="string" table:number-columns-spanned="2" table:number-rows-spanned="1" table:style-name="ce43">
            <text:p>鯙科</text:p>
          </table:table-cell>
          <table:covered-table-cell/>
          <table:table-cell office:value-type="string" table:number-columns-spanned="2" table:number-rows-spanned="1" table:style-name="ce43">
            <text:p>貝 <text:s text:c="6"/>類</text:p>
          </table:table-cell>
          <table:covered-table-cell/>
          <table:table-cell office:value-type="string" table:number-columns-spanned="2" table:number-rows-spanned="1" table:style-name="ce43">
            <text:p>其 <text:s text:c="6"/>他</text:p>
          </table:table-cell>
          <table:covered-table-cell/>
          <table:table-cell table:number-columns-repeated="16365"/>
        </table:table-row>
        <table:table-row table:style-name="ro2">
          <table:table-cell table:number-columns-spanned="2" table:number-rows-spanned="1" table:style-name="ce32"/>
          <table:covered-table-cell/>
          <table:table-cell office:value-type="string" table:style-name="ce17">
            <text:p>Species</text:p>
          </table:table-cell>
          <table:table-cell office:value-type="string" table:number-columns-spanned="2" table:number-rows-spanned="1" table:style-name="ce42">
            <text:p>0000</text:p>
          </table:table-cell>
          <table:covered-table-cell/>
          <table:table-cell office:value-type="string" table:number-columns-spanned="2" table:number-rows-spanned="1" table:style-name="ce42">
            <text:p>53300</text:p>
          </table:table-cell>
          <table:covered-table-cell/>
          <table:table-cell office:value-type="string" table:number-columns-spanned="2" table:number-rows-spanned="1" table:style-name="ce42">
            <text:p>53100</text:p>
          </table:table-cell>
          <table:covered-table-cell/>
          <table:table-cell office:value-type="string" table:number-columns-spanned="2" table:number-rows-spanned="1" table:style-name="ce42">
            <text:p>51000</text:p>
          </table:table-cell>
          <table:covered-table-cell/>
          <table:table-cell office:value-type="string" table:number-columns-spanned="2" table:number-rows-spanned="1" table:style-name="ce42">
            <text:p>53000</text:p>
          </table:table-cell>
          <table:covered-table-cell/>
          <table:table-cell office:value-type="string" table:number-columns-spanned="2" table:number-rows-spanned="1" table:style-name="ce42">
            <text:p>30000</text:p>
          </table:table-cell>
          <table:covered-table-cell/>
          <table:table-cell office:value-type="string" table:number-columns-spanned="2" table:number-rows-spanned="1" table:style-name="ce42">
            <text:p>65000</text:p>
          </table:table-cell>
          <table:covered-table-cell/>
          <table:table-cell office:value-type="string" table:number-columns-spanned="2" table:number-rows-spanned="1" table:style-name="ce42">
            <text:p>9999</text:p>
          </table:table-cell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1" table:style-name="ce26">
            <text:p>製 品 別</text:p>
          </table:table-cell>
          <table:covered-table-cell/>
          <table:table-cell table:style-name="ce15"/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產量</text:p>
          </table:table-cell>
          <table:table-cell office:value-type="string" table:style-name="ce3">
            <text:p>價值</text:p>
          </table:table-cell>
          <table:table-cell table:number-columns-repeated="16365"/>
        </table:table-row>
        <table:table-row table:style-name="ro2">
          <table:table-cell office:value-type="string" table:number-columns-spanned="2" table:number-rows-spanned="1" table:style-name="ce28">
            <text:p>Products</text:p>
          </table:table-cell>
          <table:covered-table-cell/>
          <table:table-cell table:style-name="ce16"/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65"/>
        </table:table-row>
        <table:table-row table:style-name="ro2">
          <table:table-cell table:style-name="ce8"/>
          <table:table-cell office:value-type="string" table:style-name="ce19">
            <text:p>合 <text:s text:c="3"/>計 Total</text:p>
          </table:table-cell>
          <table:table-cell office:value-type="string" table:style-name="ce9">
            <text:p>合 <text:s text:c="3"/>計 Total</text:p>
          </table:table-cell>
          <table:table-cell office:value-type="float" office:value="2062280" table:formula="msoxl:=  IF(SUM(D9:D16)=0,&quot;-&quot;,SUM(D9:D16))" table:style-name="ce13">
            <text:p>2,062,280<text:s/></text:p>
          </table:table-cell>
          <table:table-cell office:value-type="float" office:value="257432.492" table:formula="msoxl:=  IF(SUM(E9:E16)=0,&quot;-&quot;,SUM(E9:E16))" table:style-name="ce13">
            <text:p>257,432<text:s/></text:p>
          </table:table-cell>
          <table:table-cell office:value-type="float" office:value="399302" table:formula="msoxl:=  IF(SUM(F9:F16)=0,&quot;-&quot;,SUM(F9:F16))" table:style-name="ce13">
            <text:p>399,302<text:s/></text:p>
          </table:table-cell>
          <table:table-cell office:value-type="float" office:value="154814.446" table:formula="msoxl:=  IF(SUM(G9:G16)=0,&quot;-&quot;,SUM(G9:G16))" table:style-name="ce13">
            <text:p>154,814<text:s/></text:p>
          </table:table-cell>
          <table:table-cell office:value-type="string" office:string-value="-" table:formula="msoxl:=  IF(SUM(H9:H16)=0,&quot;-&quot;,SUM(H9:H16))" table:style-name="ce13">
            <text:p>-</text:p>
          </table:table-cell>
          <table:table-cell office:value-type="string" office:string-value="-" table:formula="msoxl:=  IF(SUM(I9:I16)=0,&quot;-&quot;,SUM(I9:I16))" table:style-name="ce13">
            <text:p>-</text:p>
          </table:table-cell>
          <table:table-cell office:value-type="string" office:string-value="-" table:formula="msoxl:=  IF(SUM(J9:J16)=0,&quot;-&quot;,SUM(J9:J16))" table:style-name="ce13">
            <text:p>-</text:p>
          </table:table-cell>
          <table:table-cell office:value-type="string" office:string-value="-" table:formula="msoxl:=  IF(SUM(K9:K16)=0,&quot;-&quot;,SUM(K9:K16))" table:style-name="ce13">
            <text:p>-</text:p>
          </table:table-cell>
          <table:table-cell office:value-type="float" office:value="1590676" table:formula="msoxl:=  IF(SUM(L9:L16)=0,&quot;-&quot;,SUM(L9:L16))" table:style-name="ce13">
            <text:p>1,590,676<text:s/></text:p>
          </table:table-cell>
          <table:table-cell office:value-type="float" office:value="32344.41" table:formula="msoxl:=  IF(SUM(M9:M16)=0,&quot;-&quot;,SUM(M9:M16))" table:style-name="ce13">
            <text:p>32,344<text:s/></text:p>
          </table:table-cell>
          <table:table-cell office:value-type="string" office:string-value="-" table:formula="msoxl:=  IF(SUM(N9:N16)=0,&quot;-&quot;,SUM(N9:N16))" table:style-name="ce13">
            <text:p>-</text:p>
          </table:table-cell>
          <table:table-cell office:value-type="string" office:string-value="-" table:formula="msoxl:=  IF(SUM(O9:O16)=0,&quot;-&quot;,SUM(O9:O16))" table:style-name="ce13">
            <text:p>-</text:p>
          </table:table-cell>
          <table:table-cell office:value-type="float" office:value="38922" table:formula="msoxl:=  IF(SUM(P9:P16)=0,&quot;-&quot;,SUM(P9:P16))" table:style-name="ce13">
            <text:p>38,922<text:s/></text:p>
          </table:table-cell>
          <table:table-cell office:value-type="float" office:value="68591" table:formula="msoxl:=  IF(SUM(Q9:Q16)=0,&quot;-&quot;,SUM(Q9:Q16))" table:style-name="ce13">
            <text:p>68,591<text:s/></text:p>
          </table:table-cell>
          <table:table-cell office:value-type="float" office:value="33380" table:formula="msoxl:=  IF(SUM(R9:R16)=0,&quot;-&quot;,SUM(R9:R16))" table:style-name="ce13">
            <text:p>33,380<text:s/></text:p>
          </table:table-cell>
          <table:table-cell office:value-type="float" office:value="1682.636" table:formula="msoxl:=  IF(SUM(S9:S16)=0,&quot;-&quot;,SUM(S9:S16))" table:style-name="ce13">
            <text:p>1,683<text:s/></text:p>
          </table:table-cell>
          <table:table-cell table:number-columns-repeated="16365" table:style-name="ce10"/>
        </table:table-row>
        <table:table-row table:style-name="ro2">
          <table:table-cell table:style-name="ce8"/>
          <table:table-cell office:value-type="string" table:style-name="ce19">
            <text:p>平一號罐 #1</text:p>
          </table:table-cell>
          <table:table-cell office:value-type="string" table:style-name="ce22">
            <text:p>平一號罐#1</text:p>
          </table:table-cell>
          <table:table-cell office:value-type="float" office:value="399302" table:formula="msoxl:=  IF(SUM(D19,D29,D39)=0,&quot;-&quot;,SUM(D19,D29,D39))" table:style-name="ce13">
            <text:p>399,302<text:s/></text:p>
          </table:table-cell>
          <table:table-cell office:value-type="float" office:value="154814.446" table:formula="msoxl:=  IF(SUM(E19,E29,E39)=0,&quot;-&quot;,SUM(E19,E29,E39))" table:style-name="ce13">
            <text:p>154,814<text:s/></text:p>
          </table:table-cell>
          <table:table-cell office:value-type="float" office:value="399302" table:formula="msoxl:=  IF(SUM(F19,F29,F39)=0,&quot;-&quot;,SUM(F19,F29,F39))" table:style-name="ce13">
            <text:p>399,302<text:s/></text:p>
          </table:table-cell>
          <table:table-cell office:value-type="float" office:value="154814.446" table:formula="msoxl:=  IF(SUM(G19,G29,G39)=0,&quot;-&quot;,SUM(G19,G29,G39))" table:style-name="ce13">
            <text:p>154,814<text:s/></text:p>
          </table:table-cell>
          <table:table-cell office:value-type="string" office:string-value="-" table:formula="msoxl:=  IF(SUM(H19,H29,H39)=0,&quot;-&quot;,SUM(H19,H29,H39))" table:style-name="ce13">
            <text:p>-</text:p>
          </table:table-cell>
          <table:table-cell office:value-type="string" office:string-value="-" table:formula="msoxl:=  IF(SUM(I19,I29,I39)=0,&quot;-&quot;,SUM(I19,I29,I39))" table:style-name="ce13">
            <text:p>-</text:p>
          </table:table-cell>
          <table:table-cell office:value-type="string" office:string-value="-" table:formula="msoxl:=  IF(SUM(J19,J29,J39)=0,&quot;-&quot;,SUM(J19,J29,J39))" table:style-name="ce13">
            <text:p>-</text:p>
          </table:table-cell>
          <table:table-cell office:value-type="string" office:string-value="-" table:formula="msoxl:=  IF(SUM(K19,K29,K39)=0,&quot;-&quot;,SUM(K19,K29,K39))" table:style-name="ce13">
            <text:p>-</text:p>
          </table:table-cell>
          <table:table-cell office:value-type="string" office:string-value="-" table:formula="msoxl:=  IF(SUM(L19,L29,L39)=0,&quot;-&quot;,SUM(L19,L29,L39))" table:style-name="ce13">
            <text:p>-</text:p>
          </table:table-cell>
          <table:table-cell office:value-type="string" office:string-value="-" table:formula="msoxl:=  IF(SUM(M19,M29,M39)=0,&quot;-&quot;,SUM(M19,M29,M39))" table:style-name="ce13">
            <text:p>-</text:p>
          </table:table-cell>
          <table:table-cell office:value-type="string" office:string-value="-" table:formula="msoxl:=  IF(SUM(N19,N29,N39)=0,&quot;-&quot;,SUM(N19,N29,N39))" table:style-name="ce13">
            <text:p>-</text:p>
          </table:table-cell>
          <table:table-cell office:value-type="string" office:string-value="-" table:formula="msoxl:=  IF(SUM(O19,O29,O39)=0,&quot;-&quot;,SUM(O19,O29,O39))" table:style-name="ce13">
            <text:p>-</text:p>
          </table:table-cell>
          <table:table-cell office:value-type="string" office:string-value="-" table:formula="msoxl:=  IF(SUM(P19,P29,P39)=0,&quot;-&quot;,SUM(P19,P29,P39))" table:style-name="ce13">
            <text:p>-</text:p>
          </table:table-cell>
          <table:table-cell office:value-type="string" office:string-value="-" table:formula="msoxl:=  IF(SUM(Q19,Q29,Q39)=0,&quot;-&quot;,SUM(Q19,Q29,Q39))" table:style-name="ce13">
            <text:p>-</text:p>
          </table:table-cell>
          <table:table-cell office:value-type="string" office:string-value="-" table:formula="msoxl:=  IF(SUM(R19,R29,R39)=0,&quot;-&quot;,SUM(R19,R29,R39))" table:style-name="ce13">
            <text:p>-</text:p>
          </table:table-cell>
          <table:table-cell office:value-type="string" office:string-value="-" table:formula="msoxl:=  IF(SUM(S19,S29,S39)=0,&quot;-&quot;,SUM(S19,S29,S39))" table:style-name="ce13">
            <text:p>-</text:p>
          </table:table-cell>
          <table:table-cell table:number-columns-repeated="16365" table:style-name="ce10"/>
        </table:table-row>
        <table:table-row table:style-name="ro2">
          <table:table-cell table:style-name="ce8"/>
          <table:table-cell office:value-type="string" table:style-name="ce19">
            <text:p>平一號罐 #2</text:p>
          </table:table-cell>
          <table:table-cell office:value-type="string" table:style-name="ce22">
            <text:p>平一號罐#2</text:p>
          </table:table-cell>
          <table:table-cell office:value-type="float" office:value="1624056" table:formula="msoxl:=  IF(SUM(D20,D30,D40)=0,&quot;-&quot;,SUM(D20,D30,D40))" table:style-name="ce13">
            <text:p>1,624,056<text:s/></text:p>
          </table:table-cell>
          <table:table-cell office:value-type="float" office:value="34027.046000000002" table:formula="msoxl:=  IF(SUM(E20,E30,E40)=0,&quot;-&quot;,SUM(E20,E30,E40))" table:style-name="ce13">
            <text:p>34,027<text:s/></text:p>
          </table:table-cell>
          <table:table-cell office:value-type="string" office:string-value="-" table:formula="msoxl:=  IF(SUM(F20,F30,F40)=0,&quot;-&quot;,SUM(F20,F30,F40))" table:style-name="ce13">
            <text:p>-</text:p>
          </table:table-cell>
          <table:table-cell office:value-type="string" office:string-value="-" table:formula="msoxl:=  IF(SUM(G20,G30,G40)=0,&quot;-&quot;,SUM(G20,G30,G40))" table:style-name="ce13">
            <text:p>-</text:p>
          </table:table-cell>
          <table:table-cell office:value-type="string" office:string-value="-" table:formula="msoxl:=  IF(SUM(H20,H30,H40)=0,&quot;-&quot;,SUM(H20,H30,H40))" table:style-name="ce13">
            <text:p>-</text:p>
          </table:table-cell>
          <table:table-cell office:value-type="string" office:string-value="-" table:formula="msoxl:=  IF(SUM(I20,I30,I40)=0,&quot;-&quot;,SUM(I20,I30,I40))" table:style-name="ce13">
            <text:p>-</text:p>
          </table:table-cell>
          <table:table-cell office:value-type="string" office:string-value="-" table:formula="msoxl:=  IF(SUM(J20,J30,J40)=0,&quot;-&quot;,SUM(J20,J30,J40))" table:style-name="ce13">
            <text:p>-</text:p>
          </table:table-cell>
          <table:table-cell office:value-type="string" office:string-value="-" table:formula="msoxl:=  IF(SUM(K20,K30,K40)=0,&quot;-&quot;,SUM(K20,K30,K40))" table:style-name="ce13">
            <text:p>-</text:p>
          </table:table-cell>
          <table:table-cell office:value-type="float" office:value="1590676" table:formula="msoxl:=  IF(SUM(L20,L30,L40)=0,&quot;-&quot;,SUM(L20,L30,L40))" table:style-name="ce13">
            <text:p>1,590,676<text:s/></text:p>
          </table:table-cell>
          <table:table-cell office:value-type="float" office:value="32344.41" table:formula="msoxl:=  IF(SUM(M20,M30,M40)=0,&quot;-&quot;,SUM(M20,M30,M40))" table:style-name="ce13">
            <text:p>32,344<text:s/></text:p>
          </table:table-cell>
          <table:table-cell office:value-type="string" office:string-value="-" table:formula="msoxl:=  IF(SUM(N20,N30,N40)=0,&quot;-&quot;,SUM(N20,N30,N40))" table:style-name="ce13">
            <text:p>-</text:p>
          </table:table-cell>
          <table:table-cell office:value-type="string" office:string-value="-" table:formula="msoxl:=  IF(SUM(O20,O30,O40)=0,&quot;-&quot;,SUM(O20,O30,O40))" table:style-name="ce13">
            <text:p>-</text:p>
          </table:table-cell>
          <table:table-cell office:value-type="string" office:string-value="-" table:formula="msoxl:=  IF(SUM(P20,P30,P40)=0,&quot;-&quot;,SUM(P20,P30,P40))" table:style-name="ce13">
            <text:p>-</text:p>
          </table:table-cell>
          <table:table-cell office:value-type="string" office:string-value="-" table:formula="msoxl:=  IF(SUM(Q20,Q30,Q40)=0,&quot;-&quot;,SUM(Q20,Q30,Q40))" table:style-name="ce13">
            <text:p>-</text:p>
          </table:table-cell>
          <table:table-cell office:value-type="float" office:value="33380" table:formula="msoxl:=  IF(SUM(R20,R30,R40)=0,&quot;-&quot;,SUM(R20,R30,R40))" table:style-name="ce13">
            <text:p>33,380<text:s/></text:p>
          </table:table-cell>
          <table:table-cell office:value-type="float" office:value="1682.636" table:formula="msoxl:=  IF(SUM(S20,S30,S40)=0,&quot;-&quot;,SUM(S20,S30,S40))" table:style-name="ce13">
            <text:p>1,683<text:s/>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8">
            <text:p>合 計</text:p>
          </table:table-cell>
          <table:table-cell office:value-type="string" table:style-name="ce19">
            <text:p>平一號罐 #3</text:p>
          </table:table-cell>
          <table:table-cell office:value-type="string" table:style-name="ce22">
            <text:p>平一號罐#3</text:p>
          </table:table-cell>
          <table:table-cell office:value-type="string" office:string-value="-" table:formula="msoxl:=  IF(SUM(D21,D31,D41)=0,&quot;-&quot;,SUM(D21,D31,D41))" table:style-name="ce13">
            <text:p>-</text:p>
          </table:table-cell>
          <table:table-cell office:value-type="string" office:string-value="-" table:formula="msoxl:=  IF(SUM(E21,E31,E41)=0,&quot;-&quot;,SUM(E21,E31,E41))" table:style-name="ce13">
            <text:p>-</text:p>
          </table:table-cell>
          <table:table-cell office:value-type="string" office:string-value="-" table:formula="msoxl:=  IF(SUM(F21,F31,F41)=0,&quot;-&quot;,SUM(F21,F31,F41))" table:style-name="ce13">
            <text:p>-</text:p>
          </table:table-cell>
          <table:table-cell office:value-type="string" office:string-value="-" table:formula="msoxl:=  IF(SUM(G21,G31,G41)=0,&quot;-&quot;,SUM(G21,G31,G41))" table:style-name="ce13">
            <text:p>-</text:p>
          </table:table-cell>
          <table:table-cell office:value-type="string" office:string-value="-" table:formula="msoxl:=  IF(SUM(H21,H31,H41)=0,&quot;-&quot;,SUM(H21,H31,H41))" table:style-name="ce13">
            <text:p>-</text:p>
          </table:table-cell>
          <table:table-cell office:value-type="string" office:string-value="-" table:formula="msoxl:=  IF(SUM(I21,I31,I41)=0,&quot;-&quot;,SUM(I21,I31,I41))" table:style-name="ce13">
            <text:p>-</text:p>
          </table:table-cell>
          <table:table-cell office:value-type="string" office:string-value="-" table:formula="msoxl:=  IF(SUM(J21,J31,J41)=0,&quot;-&quot;,SUM(J21,J31,J41))" table:style-name="ce13">
            <text:p>-</text:p>
          </table:table-cell>
          <table:table-cell office:value-type="string" office:string-value="-" table:formula="msoxl:=  IF(SUM(K21,K31,K41)=0,&quot;-&quot;,SUM(K21,K31,K41))" table:style-name="ce13">
            <text:p>-</text:p>
          </table:table-cell>
          <table:table-cell office:value-type="string" office:string-value="-" table:formula="msoxl:=  IF(SUM(L21,L31,L41)=0,&quot;-&quot;,SUM(L21,L31,L41))" table:style-name="ce13">
            <text:p>-</text:p>
          </table:table-cell>
          <table:table-cell office:value-type="string" office:string-value="-" table:formula="msoxl:=  IF(SUM(M21,M31,M41)=0,&quot;-&quot;,SUM(M21,M31,M41))" table:style-name="ce13">
            <text:p>-</text:p>
          </table:table-cell>
          <table:table-cell office:value-type="string" office:string-value="-" table:formula="msoxl:=  IF(SUM(N21,N31,N41)=0,&quot;-&quot;,SUM(N21,N31,N41))" table:style-name="ce13">
            <text:p>-</text:p>
          </table:table-cell>
          <table:table-cell office:value-type="string" office:string-value="-" table:formula="msoxl:=  IF(SUM(O21,O31,O41)=0,&quot;-&quot;,SUM(O21,O31,O41))" table:style-name="ce13">
            <text:p>-</text:p>
          </table:table-cell>
          <table:table-cell office:value-type="string" office:string-value="-" table:formula="msoxl:=  IF(SUM(P21,P31,P41)=0,&quot;-&quot;,SUM(P21,P31,P41))" table:style-name="ce13">
            <text:p>-</text:p>
          </table:table-cell>
          <table:table-cell office:value-type="string" office:string-value="-" table:formula="msoxl:=  IF(SUM(Q21,Q31,Q41)=0,&quot;-&quot;,SUM(Q21,Q31,Q41))" table:style-name="ce13">
            <text:p>-</text:p>
          </table:table-cell>
          <table:table-cell office:value-type="string" office:string-value="-" table:formula="msoxl:=  IF(SUM(R21,R31,R41)=0,&quot;-&quot;,SUM(R21,R31,R41))" table:style-name="ce13">
            <text:p>-</text:p>
          </table:table-cell>
          <table:table-cell office:value-type="string" office:string-value="-" table:formula="msoxl:=  IF(SUM(S21,S31,S41)=0,&quot;-&quot;,SUM(S21,S31,S41))" table:style-name="ce13">
            <text:p>-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8">
            <text:p>Total</text:p>
          </table:table-cell>
          <table:table-cell office:value-type="string" table:style-name="ce19">
            <text:p>三號罐 <text:s text:c="2"/>No.3</text:p>
          </table:table-cell>
          <table:table-cell office:value-type="string" table:style-name="ce22">
            <text:p>三號罐NO.3</text:p>
          </table:table-cell>
          <table:table-cell office:value-type="string" office:string-value="-" table:formula="msoxl:=  IF(SUM(D22,D32,D42)=0,&quot;-&quot;,SUM(D22,D32,D42))" table:style-name="ce13">
            <text:p>-</text:p>
          </table:table-cell>
          <table:table-cell office:value-type="string" office:string-value="-" table:formula="msoxl:=  IF(SUM(E22,E32,E42)=0,&quot;-&quot;,SUM(E22,E32,E42))" table:style-name="ce13">
            <text:p>-</text:p>
          </table:table-cell>
          <table:table-cell office:value-type="string" office:string-value="-" table:formula="msoxl:=  IF(SUM(F22,F32,F42)=0,&quot;-&quot;,SUM(F22,F32,F42))" table:style-name="ce13">
            <text:p>-</text:p>
          </table:table-cell>
          <table:table-cell office:value-type="string" office:string-value="-" table:formula="msoxl:=  IF(SUM(G22,G32,G42)=0,&quot;-&quot;,SUM(G22,G32,G42))" table:style-name="ce13">
            <text:p>-</text:p>
          </table:table-cell>
          <table:table-cell office:value-type="string" office:string-value="-" table:formula="msoxl:=  IF(SUM(H22,H32,H42)=0,&quot;-&quot;,SUM(H22,H32,H42))" table:style-name="ce13">
            <text:p>-</text:p>
          </table:table-cell>
          <table:table-cell office:value-type="string" office:string-value="-" table:formula="msoxl:=  IF(SUM(I22,I32,I42)=0,&quot;-&quot;,SUM(I22,I32,I42))" table:style-name="ce13">
            <text:p>-</text:p>
          </table:table-cell>
          <table:table-cell office:value-type="string" office:string-value="-" table:formula="msoxl:=  IF(SUM(J22,J32,J42)=0,&quot;-&quot;,SUM(J22,J32,J42))" table:style-name="ce13">
            <text:p>-</text:p>
          </table:table-cell>
          <table:table-cell office:value-type="string" office:string-value="-" table:formula="msoxl:=  IF(SUM(K22,K32,K42)=0,&quot;-&quot;,SUM(K22,K32,K42))" table:style-name="ce13">
            <text:p>-</text:p>
          </table:table-cell>
          <table:table-cell office:value-type="string" office:string-value="-" table:formula="msoxl:=  IF(SUM(L22,L32,L42)=0,&quot;-&quot;,SUM(L22,L32,L42))" table:style-name="ce13">
            <text:p>-</text:p>
          </table:table-cell>
          <table:table-cell office:value-type="string" office:string-value="-" table:formula="msoxl:=  IF(SUM(M22,M32,M42)=0,&quot;-&quot;,SUM(M22,M32,M42))" table:style-name="ce13">
            <text:p>-</text:p>
          </table:table-cell>
          <table:table-cell office:value-type="string" office:string-value="-" table:formula="msoxl:=  IF(SUM(N22,N32,N42)=0,&quot;-&quot;,SUM(N22,N32,N42))" table:style-name="ce13">
            <text:p>-</text:p>
          </table:table-cell>
          <table:table-cell office:value-type="string" office:string-value="-" table:formula="msoxl:=  IF(SUM(O22,O32,O42)=0,&quot;-&quot;,SUM(O22,O32,O42))" table:style-name="ce13">
            <text:p>-</text:p>
          </table:table-cell>
          <table:table-cell office:value-type="string" office:string-value="-" table:formula="msoxl:=  IF(SUM(P22,P32,P42)=0,&quot;-&quot;,SUM(P22,P32,P42))" table:style-name="ce13">
            <text:p>-</text:p>
          </table:table-cell>
          <table:table-cell office:value-type="string" office:string-value="-" table:formula="msoxl:=  IF(SUM(Q22,Q32,Q42)=0,&quot;-&quot;,SUM(Q22,Q32,Q42))" table:style-name="ce13">
            <text:p>-</text:p>
          </table:table-cell>
          <table:table-cell office:value-type="string" office:string-value="-" table:formula="msoxl:=  IF(SUM(R22,R32,R42)=0,&quot;-&quot;,SUM(R22,R32,R42))" table:style-name="ce13">
            <text:p>-</text:p>
          </table:table-cell>
          <table:table-cell office:value-type="string" office:string-value="-" table:formula="msoxl:=  IF(SUM(S22,S32,S42)=0,&quot;-&quot;,SUM(S22,S32,S42))" table:style-name="ce13">
            <text:p>-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8">
            <text:p/>
          </table:table-cell>
          <table:table-cell office:value-type="string" table:style-name="ce19">
            <text:p>七號罐 <text:s text:c="2"/>No.7</text:p>
          </table:table-cell>
          <table:table-cell office:value-type="string" table:style-name="ce22">
            <text:p>七號罐NO.7</text:p>
          </table:table-cell>
          <table:table-cell office:value-type="string" office:string-value="-" table:formula="msoxl:=  IF(SUM(D23,D33,D43)=0,&quot;-&quot;,SUM(D23,D33,D43))" table:style-name="ce13">
            <text:p>-</text:p>
          </table:table-cell>
          <table:table-cell office:value-type="string" office:string-value="-" table:formula="msoxl:=  IF(SUM(E23,E33,E43)=0,&quot;-&quot;,SUM(E23,E33,E43))" table:style-name="ce13">
            <text:p>-</text:p>
          </table:table-cell>
          <table:table-cell office:value-type="string" office:string-value="-" table:formula="msoxl:=  IF(SUM(F23,F33,F43)=0,&quot;-&quot;,SUM(F23,F33,F43))" table:style-name="ce13">
            <text:p>-</text:p>
          </table:table-cell>
          <table:table-cell office:value-type="string" office:string-value="-" table:formula="msoxl:=  IF(SUM(G23,G33,G43)=0,&quot;-&quot;,SUM(G23,G33,G43))" table:style-name="ce13">
            <text:p>-</text:p>
          </table:table-cell>
          <table:table-cell office:value-type="string" office:string-value="-" table:formula="msoxl:=  IF(SUM(H23,H33,H43)=0,&quot;-&quot;,SUM(H23,H33,H43))" table:style-name="ce13">
            <text:p>-</text:p>
          </table:table-cell>
          <table:table-cell office:value-type="string" office:string-value="-" table:formula="msoxl:=  IF(SUM(I23,I33,I43)=0,&quot;-&quot;,SUM(I23,I33,I43))" table:style-name="ce13">
            <text:p>-</text:p>
          </table:table-cell>
          <table:table-cell office:value-type="string" office:string-value="-" table:formula="msoxl:=  IF(SUM(J23,J33,J43)=0,&quot;-&quot;,SUM(J23,J33,J43))" table:style-name="ce13">
            <text:p>-</text:p>
          </table:table-cell>
          <table:table-cell office:value-type="string" office:string-value="-" table:formula="msoxl:=  IF(SUM(K23,K33,K43)=0,&quot;-&quot;,SUM(K23,K33,K43))" table:style-name="ce13">
            <text:p>-</text:p>
          </table:table-cell>
          <table:table-cell office:value-type="string" office:string-value="-" table:formula="msoxl:=  IF(SUM(L23,L33,L43)=0,&quot;-&quot;,SUM(L23,L33,L43))" table:style-name="ce13">
            <text:p>-</text:p>
          </table:table-cell>
          <table:table-cell office:value-type="string" office:string-value="-" table:formula="msoxl:=  IF(SUM(M23,M33,M43)=0,&quot;-&quot;,SUM(M23,M33,M43))" table:style-name="ce13">
            <text:p>-</text:p>
          </table:table-cell>
          <table:table-cell office:value-type="string" office:string-value="-" table:formula="msoxl:=  IF(SUM(N23,N33,N43)=0,&quot;-&quot;,SUM(N23,N33,N43))" table:style-name="ce13">
            <text:p>-</text:p>
          </table:table-cell>
          <table:table-cell office:value-type="string" office:string-value="-" table:formula="msoxl:=  IF(SUM(O23,O33,O43)=0,&quot;-&quot;,SUM(O23,O33,O43))" table:style-name="ce13">
            <text:p>-</text:p>
          </table:table-cell>
          <table:table-cell office:value-type="string" office:string-value="-" table:formula="msoxl:=  IF(SUM(P23,P33,P43)=0,&quot;-&quot;,SUM(P23,P33,P43))" table:style-name="ce13">
            <text:p>-</text:p>
          </table:table-cell>
          <table:table-cell office:value-type="string" office:string-value="-" table:formula="msoxl:=  IF(SUM(Q23,Q33,Q43)=0,&quot;-&quot;,SUM(Q23,Q33,Q43))" table:style-name="ce13">
            <text:p>-</text:p>
          </table:table-cell>
          <table:table-cell office:value-type="string" office:string-value="-" table:formula="msoxl:=  IF(SUM(R23,R33,R43)=0,&quot;-&quot;,SUM(R23,R33,R43))" table:style-name="ce13">
            <text:p>-</text:p>
          </table:table-cell>
          <table:table-cell office:value-type="string" office:string-value="-" table:formula="msoxl:=  IF(SUM(S23,S33,S43)=0,&quot;-&quot;,SUM(S23,S33,S43))" table:style-name="ce13">
            <text:p>-</text:p>
          </table:table-cell>
          <table:table-cell table:number-columns-repeated="16365" table:style-name="ce10"/>
        </table:table-row>
        <table:table-row table:style-name="ro2">
          <table:table-cell office:value-type="string" table:style-name="ce8">
            <text:p/>
          </table:table-cell>
          <table:table-cell office:value-type="string" table:style-name="ce19">
            <text:p>八號罐 <text:s text:c="2"/>No.8</text:p>
          </table:table-cell>
          <table:table-cell office:value-type="string" table:style-name="ce22">
            <text:p>八號罐NO.8</text:p>
          </table:table-cell>
          <table:table-cell office:value-type="string" office:string-value="-" table:formula="msoxl:=  IF(SUM(D24,D34,D44)=0,&quot;-&quot;,SUM(D24,D34,D44))" table:style-name="ce13">
            <text:p>-</text:p>
          </table:table-cell>
          <table:table-cell office:value-type="string" office:string-value="-" table:formula="msoxl:=  IF(SUM(E24,E34,E44)=0,&quot;-&quot;,SUM(E24,E34,E44))" table:style-name="ce13">
            <text:p>-</text:p>
          </table:table-cell>
          <table:table-cell office:value-type="string" office:string-value="-" table:formula="msoxl:=  IF(SUM(F24,F34,F44)=0,&quot;-&quot;,SUM(F24,F34,F44))" table:style-name="ce13">
            <text:p>-</text:p>
          </table:table-cell>
          <table:table-cell office:value-type="string" office:string-value="-" table:formula="msoxl:=  IF(SUM(G24,G34,G44)=0,&quot;-&quot;,SUM(G24,G34,G44))" table:style-name="ce13">
            <text:p>-</text:p>
          </table:table-cell>
          <table:table-cell office:value-type="string" office:string-value="-" table:formula="msoxl:=  IF(SUM(H24,H34,H44)=0,&quot;-&quot;,SUM(H24,H34,H44))" table:style-name="ce13">
            <text:p>-</text:p>
          </table:table-cell>
          <table:table-cell office:value-type="string" office:string-value="-" table:formula="msoxl:=  IF(SUM(I24,I34,I44)=0,&quot;-&quot;,SUM(I24,I34,I44))" table:style-name="ce13">
            <text:p>-</text:p>
          </table:table-cell>
          <table:table-cell office:value-type="string" office:string-value="-" table:formula="msoxl:=  IF(SUM(J24,J34,J44)=0,&quot;-&quot;,SUM(J24,J34,J44))" table:style-name="ce13">
            <text:p>-</text:p>
          </table:table-cell>
          <table:table-cell office:value-type="string" office:string-value="-" table:formula="msoxl:=  IF(SUM(K24,K34,K44)=0,&quot;-&quot;,SUM(K24,K34,K44))" table:style-name="ce13">
            <text:p>-</text:p>
          </table:table-cell>
          <table:table-cell office:value-type="string" office:string-value="-" table:formula="msoxl:=  IF(SUM(L24,L34,L44)=0,&quot;-&quot;,SUM(L24,L34,L44))" table:style-name="ce13">
            <text:p>-</text:p>
          </table:table-cell>
          <table:table-cell office:value-type="string" office:string-value="-" table:formula="msoxl:=  IF(SUM(M24,M34,M44)=0,&quot;-&quot;,SUM(M24,M34,M44))" table:style-name="ce13">
            <text:p>-</text:p>
          </table:table-cell>
          <table:table-cell office:value-type="string" office:string-value="-" table:formula="msoxl:=  IF(SUM(N24,N34,N44)=0,&quot;-&quot;,SUM(N24,N34,N44))" table:style-name="ce13">
            <text:p>-</text:p>
          </table:table-cell>
          <table:table-cell office:value-type="string" office:string-value="-" table:formula="msoxl:=  IF(SUM(O24,O34,O44)=0,&quot;-&quot;,SUM(O24,O34,O44))" table:style-name="ce13">
            <text:p>-</text:p>
          </table:table-cell>
          <table:table-cell office:value-type="string" office:string-value="-" table:formula="msoxl:=  IF(SUM(P24,P34,P44)=0,&quot;-&quot;,SUM(P24,P34,P44))" table:style-name="ce13">
            <text:p>-</text:p>
          </table:table-cell>
          <table:table-cell office:value-type="string" office:string-value="-" table:formula="msoxl:=  IF(SUM(Q24,Q34,Q44)=0,&quot;-&quot;,SUM(Q24,Q34,Q44))" table:style-name="ce13">
            <text:p>-</text:p>
          </table:table-cell>
          <table:table-cell office:value-type="string" office:string-value="-" table:formula="msoxl:=  IF(SUM(R24,R34,R44)=0,&quot;-&quot;,SUM(R24,R34,R44))" table:style-name="ce13">
            <text:p>-</text:p>
          </table:table-cell>
          <table:table-cell office:value-type="string" office:string-value="-" table:formula="msoxl:=  IF(SUM(S24,S34,S44)=0,&quot;-&quot;,SUM(S24,S34,S44))" table:style-name="ce13">
            <text:p>-</text:p>
          </table:table-cell>
          <table:table-cell table:number-columns-repeated="16365" table:style-name="ce10"/>
        </table:table-row>
        <table:table-row table:style-name="ro2">
          <table:table-cell table:style-name="ce8"/>
          <table:table-cell office:value-type="string" table:style-name="ce19">
            <text:p>橢圓三號罐03</text:p>
          </table:table-cell>
          <table:table-cell office:value-type="string" table:style-name="ce22">
            <text:p>橢圓三號罐03</text:p>
          </table:table-cell>
          <table:table-cell office:value-type="string" office:string-value="-" table:formula="msoxl:=  IF(SUM(D25,D35,D45)=0,&quot;-&quot;,SUM(D25,D35,D45))" table:style-name="ce13">
            <text:p>-</text:p>
          </table:table-cell>
          <table:table-cell office:value-type="string" office:string-value="-" table:formula="msoxl:=  IF(SUM(E25,E35,E45)=0,&quot;-&quot;,SUM(E25,E35,E45))" table:style-name="ce13">
            <text:p>-</text:p>
          </table:table-cell>
          <table:table-cell office:value-type="string" office:string-value="-" table:formula="msoxl:=  IF(SUM(F25,F35,F45)=0,&quot;-&quot;,SUM(F25,F35,F45))" table:style-name="ce13">
            <text:p>-</text:p>
          </table:table-cell>
          <table:table-cell office:value-type="string" office:string-value="-" table:formula="msoxl:=  IF(SUM(G25,G35,G45)=0,&quot;-&quot;,SUM(G25,G35,G45))" table:style-name="ce13">
            <text:p>-</text:p>
          </table:table-cell>
          <table:table-cell office:value-type="string" office:string-value="-" table:formula="msoxl:=  IF(SUM(H25,H35,H45)=0,&quot;-&quot;,SUM(H25,H35,H45))" table:style-name="ce13">
            <text:p>-</text:p>
          </table:table-cell>
          <table:table-cell office:value-type="string" office:string-value="-" table:formula="msoxl:=  IF(SUM(I25,I35,I45)=0,&quot;-&quot;,SUM(I25,I35,I45))" table:style-name="ce13">
            <text:p>-</text:p>
          </table:table-cell>
          <table:table-cell office:value-type="string" office:string-value="-" table:formula="msoxl:=  IF(SUM(J25,J35,J45)=0,&quot;-&quot;,SUM(J25,J35,J45))" table:style-name="ce13">
            <text:p>-</text:p>
          </table:table-cell>
          <table:table-cell office:value-type="string" office:string-value="-" table:formula="msoxl:=  IF(SUM(K25,K35,K45)=0,&quot;-&quot;,SUM(K25,K35,K45))" table:style-name="ce13">
            <text:p>-</text:p>
          </table:table-cell>
          <table:table-cell office:value-type="string" office:string-value="-" table:formula="msoxl:=  IF(SUM(L25,L35,L45)=0,&quot;-&quot;,SUM(L25,L35,L45))" table:style-name="ce13">
            <text:p>-</text:p>
          </table:table-cell>
          <table:table-cell office:value-type="string" office:string-value="-" table:formula="msoxl:=  IF(SUM(M25,M35,M45)=0,&quot;-&quot;,SUM(M25,M35,M45))" table:style-name="ce13">
            <text:p>-</text:p>
          </table:table-cell>
          <table:table-cell office:value-type="string" office:string-value="-" table:formula="msoxl:=  IF(SUM(N25,N35,N45)=0,&quot;-&quot;,SUM(N25,N35,N45))" table:style-name="ce13">
            <text:p>-</text:p>
          </table:table-cell>
          <table:table-cell office:value-type="string" office:string-value="-" table:formula="msoxl:=  IF(SUM(O25,O35,O45)=0,&quot;-&quot;,SUM(O25,O35,O45))" table:style-name="ce13">
            <text:p>-</text:p>
          </table:table-cell>
          <table:table-cell office:value-type="string" office:string-value="-" table:formula="msoxl:=  IF(SUM(P25,P35,P45)=0,&quot;-&quot;,SUM(P25,P35,P45))" table:style-name="ce13">
            <text:p>-</text:p>
          </table:table-cell>
          <table:table-cell office:value-type="string" office:string-value="-" table:formula="msoxl:=  IF(SUM(Q25,Q35,Q45)=0,&quot;-&quot;,SUM(Q25,Q35,Q45))" table:style-name="ce13">
            <text:p>-</text:p>
          </table:table-cell>
          <table:table-cell office:value-type="string" office:string-value="-" table:formula="msoxl:=  IF(SUM(R25,R35,R45)=0,&quot;-&quot;,SUM(R25,R35,R45))" table:style-name="ce13">
            <text:p>-</text:p>
          </table:table-cell>
          <table:table-cell office:value-type="string" office:string-value="-" table:formula="msoxl:=  IF(SUM(S25,S35,S45)=0,&quot;-&quot;,SUM(S25,S35,S45))" table:style-name="ce13">
            <text:p>-</text:p>
          </table:table-cell>
          <table:table-cell table:number-columns-repeated="16365" table:style-name="ce10"/>
        </table:table-row>
        <table:table-row table:style-name="ro2">
          <table:table-cell table:style-name="ce8"/>
          <table:table-cell office:value-type="string" table:style-name="ce19">
            <text:p>其 <text:s text:c="3"/>他 Other</text:p>
          </table:table-cell>
          <table:table-cell office:value-type="string" table:style-name="ce22">
            <text:p>其他Other</text:p>
          </table:table-cell>
          <table:table-cell office:value-type="float" office:value="38922" table:formula="msoxl:=  IF(SUM(D26,D36,D46)=0,&quot;-&quot;,SUM(D26,D36,D46))" table:style-name="ce13">
            <text:p>38,922<text:s/></text:p>
          </table:table-cell>
          <table:table-cell office:value-type="float" office:value="68591" table:formula="msoxl:=  IF(SUM(E26,E36,E46)=0,&quot;-&quot;,SUM(E26,E36,E46))" table:style-name="ce13">
            <text:p>68,591<text:s/></text:p>
          </table:table-cell>
          <table:table-cell office:value-type="string" office:string-value="-" table:formula="msoxl:=  IF(SUM(F26,F36,F46)=0,&quot;-&quot;,SUM(F26,F36,F46))" table:style-name="ce13">
            <text:p>-</text:p>
          </table:table-cell>
          <table:table-cell office:value-type="string" office:string-value="-" table:formula="msoxl:=  IF(SUM(G26,G36,G46)=0,&quot;-&quot;,SUM(G26,G36,G46))" table:style-name="ce13">
            <text:p>-</text:p>
          </table:table-cell>
          <table:table-cell office:value-type="string" office:string-value="-" table:formula="msoxl:=  IF(SUM(H26,H36,H46)=0,&quot;-&quot;,SUM(H26,H36,H46))" table:style-name="ce13">
            <text:p>-</text:p>
          </table:table-cell>
          <table:table-cell office:value-type="string" office:string-value="-" table:formula="msoxl:=  IF(SUM(I26,I36,I46)=0,&quot;-&quot;,SUM(I26,I36,I46))" table:style-name="ce13">
            <text:p>-</text:p>
          </table:table-cell>
          <table:table-cell office:value-type="string" office:string-value="-" table:formula="msoxl:=  IF(SUM(J26,J36,J46)=0,&quot;-&quot;,SUM(J26,J36,J46))" table:style-name="ce13">
            <text:p>-</text:p>
          </table:table-cell>
          <table:table-cell office:value-type="string" office:string-value="-" table:formula="msoxl:=  IF(SUM(K26,K36,K46)=0,&quot;-&quot;,SUM(K26,K36,K46))" table:style-name="ce13">
            <text:p>-</text:p>
          </table:table-cell>
          <table:table-cell office:value-type="string" office:string-value="-" table:formula="msoxl:=  IF(SUM(L26,L36,L46)=0,&quot;-&quot;,SUM(L26,L36,L46))" table:style-name="ce13">
            <text:p>-</text:p>
          </table:table-cell>
          <table:table-cell office:value-type="string" office:string-value="-" table:formula="msoxl:=  IF(SUM(M26,M36,M46)=0,&quot;-&quot;,SUM(M26,M36,M46))" table:style-name="ce13">
            <text:p>-</text:p>
          </table:table-cell>
          <table:table-cell office:value-type="string" office:string-value="-" table:formula="msoxl:=  IF(SUM(N26,N36,N46)=0,&quot;-&quot;,SUM(N26,N36,N46))" table:style-name="ce13">
            <text:p>-</text:p>
          </table:table-cell>
          <table:table-cell office:value-type="string" office:string-value="-" table:formula="msoxl:=  IF(SUM(O26,O36,O46)=0,&quot;-&quot;,SUM(O26,O36,O46))" table:style-name="ce13">
            <text:p>-</text:p>
          </table:table-cell>
          <table:table-cell office:value-type="float" office:value="38922" table:formula="msoxl:=  IF(SUM(P26,P36,P46)=0,&quot;-&quot;,SUM(P26,P36,P46))" table:style-name="ce13">
            <text:p>38,922<text:s/></text:p>
          </table:table-cell>
          <table:table-cell office:value-type="float" office:value="68591" table:formula="msoxl:=  IF(SUM(Q26,Q36,Q46)=0,&quot;-&quot;,SUM(Q26,Q36,Q46))" table:style-name="ce13">
            <text:p>68,591<text:s/></text:p>
          </table:table-cell>
          <table:table-cell office:value-type="string" office:string-value="-" table:formula="msoxl:=  IF(SUM(R26,R36,R46)=0,&quot;-&quot;,SUM(R26,R36,R46))" table:style-name="ce13">
            <text:p>-</text:p>
          </table:table-cell>
          <table:table-cell office:value-type="string" office:string-value="-" table:formula="msoxl:=  IF(SUM(S26,S36,S46)=0,&quot;-&quot;,SUM(S26,S36,S46))" table:style-name="ce13">
            <text:p>-</text:p>
          </table:table-cell>
          <table:table-cell table:number-columns-repeated="16365" table:style-name="ce10"/>
        </table:table-row>
        <table:table-row table:style-name="ro2">
          <table:table-cell table:style-name="ce2"/>
          <table:table-cell table:style-name="ce20"/>
          <table:table-cell table:style-name="ce7"/>
          <table:table-cell table:number-columns-repeated="9" table:style-name="ce13"/>
          <table:table-cell table:number-columns-repeated="7" table:style-name="ce11"/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合 <text:s text:c="3"/>計 Total</text:p>
          </table:table-cell>
          <table:table-cell office:value-type="string" table:style-name="ce9">
            <text:p>合 <text:s text:c="3"/>計 Total</text:p>
          </table:table-cell>
          <table:table-cell office:value-type="string" office:string-value="-" table:formula="msoxl:=  IF(SUM(D19:D26)=0,&quot;-&quot;,SUM(D19:D26))" table:style-name="ce13">
            <text:p>-</text:p>
          </table:table-cell>
          <table:table-cell office:value-type="string" office:string-value="-" table:formula="msoxl:=  IF(SUM(E19:E26)=0,&quot;-&quot;,SUM(E19:E26))" table:style-name="ce13">
            <text:p>-</text:p>
          </table:table-cell>
          <table:table-cell office:value-type="string" office:string-value="-" table:formula="msoxl:=  IF(SUM(F19:F26)=0,&quot;-&quot;,SUM(F19:F26))" table:style-name="ce13">
            <text:p>-</text:p>
          </table:table-cell>
          <table:table-cell office:value-type="string" office:string-value="-" table:formula="msoxl:=  IF(SUM(G19:G26)=0,&quot;-&quot;,SUM(G19:G26))" table:style-name="ce13">
            <text:p>-</text:p>
          </table:table-cell>
          <table:table-cell office:value-type="string" office:string-value="-" table:formula="msoxl:=  IF(SUM(H19:H26)=0,&quot;-&quot;,SUM(H19:H26))" table:style-name="ce13">
            <text:p>-</text:p>
          </table:table-cell>
          <table:table-cell office:value-type="string" office:string-value="-" table:formula="msoxl:=  IF(SUM(I19:I26)=0,&quot;-&quot;,SUM(I19:I26))" table:style-name="ce13">
            <text:p>-</text:p>
          </table:table-cell>
          <table:table-cell office:value-type="string" office:string-value="-" table:formula="msoxl:=  IF(SUM(J19:J26)=0,&quot;-&quot;,SUM(J19:J26))" table:style-name="ce13">
            <text:p>-</text:p>
          </table:table-cell>
          <table:table-cell office:value-type="string" office:string-value="-" table:formula="msoxl:=  IF(SUM(K19:K26)=0,&quot;-&quot;,SUM(K19:K26))" table:style-name="ce13">
            <text:p>-</text:p>
          </table:table-cell>
          <table:table-cell office:value-type="string" office:string-value="-" table:formula="msoxl:=  IF(SUM(L19:L26)=0,&quot;-&quot;,SUM(L19:L26))" table:style-name="ce13">
            <text:p>-</text:p>
          </table:table-cell>
          <table:table-cell office:value-type="string" office:string-value="-" table:formula="msoxl:=  IF(SUM(M19:M26)=0,&quot;-&quot;,SUM(M19:M26))" table:style-name="ce13">
            <text:p>-</text:p>
          </table:table-cell>
          <table:table-cell office:value-type="string" office:string-value="-" table:formula="msoxl:=  IF(SUM(N19:N26)=0,&quot;-&quot;,SUM(N19:N26))" table:style-name="ce13">
            <text:p>-</text:p>
          </table:table-cell>
          <table:table-cell office:value-type="string" office:string-value="-" table:formula="msoxl:=  IF(SUM(O19:O26)=0,&quot;-&quot;,SUM(O19:O26))" table:style-name="ce13">
            <text:p>-</text:p>
          </table:table-cell>
          <table:table-cell office:value-type="string" office:string-value="-" table:formula="msoxl:=  IF(SUM(P19:P26)=0,&quot;-&quot;,SUM(P19:P26))" table:style-name="ce13">
            <text:p>-</text:p>
          </table:table-cell>
          <table:table-cell office:value-type="string" office:string-value="-" table:formula="msoxl:=  IF(SUM(Q19:Q26)=0,&quot;-&quot;,SUM(Q19:Q26))" table:style-name="ce13">
            <text:p>-</text:p>
          </table:table-cell>
          <table:table-cell office:value-type="string" office:string-value="-" table:formula="msoxl:=  IF(SUM(R19:R26)=0,&quot;-&quot;,SUM(R19:R26))" table:style-name="ce13">
            <text:p>-</text:p>
          </table:table-cell>
          <table:table-cell office:value-type="string" office:string-value="-" table:formula="msoxl:=  IF(SUM(S19:S26)=0,&quot;-&quot;,SUM(S19:S26))" table:style-name="ce13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水煮罐頭平一號罐#1</text:p>
          </table:table-cell>
          <table:table-cell office:value-type="string" table:style-name="ce22">
            <text:p>平一號罐#1</text:p>
          </table:table-cell>
          <table:table-cell office:value-type="string" office:string-value="-" table:formula="msoxl:=  IF(SUM(F19,H19,J19,L19,N19,P19,R19)=0,&quot;-&quot;,SUM(F19,H19,J19,L19,N19,P19,R19))" table:style-name="ce13">
            <text:p>-</text:p>
          </table:table-cell>
          <table:table-cell office:value-type="string" office:string-value="-" table:formula="msoxl:=  IF(SUM(G19,I19,K19,M19,O19,Q19,S19)=0,&quot;-&quot;,SUM(G19,I19,K19,M19,O19,Q19,S19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水煮罐頭平二號罐#2</text:p>
          </table:table-cell>
          <table:table-cell office:value-type="string" table:style-name="ce22">
            <text:p>平一號罐#2</text:p>
          </table:table-cell>
          <table:table-cell office:value-type="string" office:string-value="-" table:formula="msoxl:=  IF(SUM(F20,H20,J20,L20,N20,P20,R20)=0,&quot;-&quot;,SUM(F20,H20,J20,L20,N20,P20,R20))" table:style-name="ce13">
            <text:p>-</text:p>
          </table:table-cell>
          <table:table-cell office:value-type="string" office:string-value="-" table:formula="msoxl:=  IF(SUM(G20,I20,K20,M20,O20,Q20,S20)=0,&quot;-&quot;,SUM(G20,I20,K20,M20,O20,Q20,S20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水 煮</text:p>
          </table:table-cell>
          <table:table-cell office:value-type="string" table:style-name="ce20">
            <text:p>水煮罐頭平三號罐#3</text:p>
          </table:table-cell>
          <table:table-cell office:value-type="string" table:style-name="ce22">
            <text:p>平一號罐#3</text:p>
          </table:table-cell>
          <table:table-cell office:value-type="string" office:string-value="-" table:formula="msoxl:=  IF(SUM(F21,H21,J21,L21,N21,P21,R21)=0,&quot;-&quot;,SUM(F21,H21,J21,L21,N21,P21,R21))" table:style-name="ce13">
            <text:p>-</text:p>
          </table:table-cell>
          <table:table-cell office:value-type="string" office:string-value="-" table:formula="msoxl:=  IF(SUM(G21,I21,K21,M21,O21,Q21,S21)=0,&quot;-&quot;,SUM(G21,I21,K21,M21,O21,Q21,S21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<text:s/>In</text:p>
          </table:table-cell>
          <table:table-cell office:value-type="string" table:style-name="ce20">
            <text:p>水煮罐頭三號罐NO.3</text:p>
          </table:table-cell>
          <table:table-cell office:value-type="string" table:style-name="ce22">
            <text:p>三號罐NO.3</text:p>
          </table:table-cell>
          <table:table-cell office:value-type="string" office:string-value="-" table:formula="msoxl:=  IF(SUM(F22,H22,J22,L22,N22,P22,R22)=0,&quot;-&quot;,SUM(F22,H22,J22,L22,N22,P22,R22))" table:style-name="ce13">
            <text:p>-</text:p>
          </table:table-cell>
          <table:table-cell office:value-type="string" office:string-value="-" table:formula="msoxl:=  IF(SUM(G22,I22,K22,M22,O22,Q22,S22)=0,&quot;-&quot;,SUM(G22,I22,K22,M22,O22,Q22,S22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Brine</text:p>
          </table:table-cell>
          <table:table-cell office:value-type="string" table:style-name="ce20">
            <text:p>水煮罐頭七號罐NO.7</text:p>
          </table:table-cell>
          <table:table-cell office:value-type="string" table:style-name="ce22">
            <text:p>七號罐NO.7</text:p>
          </table:table-cell>
          <table:table-cell office:value-type="string" office:string-value="-" table:formula="msoxl:=  IF(SUM(F23,H23,J23,L23,N23,P23,R23)=0,&quot;-&quot;,SUM(F23,H23,J23,L23,N23,P23,R23))" table:style-name="ce13">
            <text:p>-</text:p>
          </table:table-cell>
          <table:table-cell office:value-type="string" office:string-value="-" table:formula="msoxl:=  IF(SUM(G23,I23,K23,M23,O23,Q23,S23)=0,&quot;-&quot;,SUM(G23,I23,K23,M23,O23,Q23,S23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/>
          </table:table-cell>
          <table:table-cell office:value-type="string" table:style-name="ce20">
            <text:p>水煮罐頭八號罐NO.8</text:p>
          </table:table-cell>
          <table:table-cell office:value-type="string" table:style-name="ce22">
            <text:p>八號罐NO.8</text:p>
          </table:table-cell>
          <table:table-cell office:value-type="string" office:string-value="-" table:formula="msoxl:=  IF(SUM(F24,H24,J24,L24,N24,P24,R24)=0,&quot;-&quot;,SUM(F24,H24,J24,L24,N24,P24,R24))" table:style-name="ce13">
            <text:p>-</text:p>
          </table:table-cell>
          <table:table-cell office:value-type="string" office:string-value="-" table:formula="msoxl:=  IF(SUM(G24,I24,K24,M24,O24,Q24,S24)=0,&quot;-&quot;,SUM(G24,I24,K24,M24,O24,Q24,S24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水煮罐頭橢圓三號罐03</text:p>
          </table:table-cell>
          <table:table-cell office:value-type="string" table:style-name="ce22">
            <text:p>橢圓三號罐03</text:p>
          </table:table-cell>
          <table:table-cell office:value-type="string" office:string-value="-" table:formula="msoxl:=  IF(SUM(F25,H25,J25,L25,N25,P25,R25)=0,&quot;-&quot;,SUM(F25,H25,J25,L25,N25,P25,R25))" table:style-name="ce13">
            <text:p>-</text:p>
          </table:table-cell>
          <table:table-cell office:value-type="string" office:string-value="-" table:formula="msoxl:=  IF(SUM(G25,I25,K25,M25,O25,Q25,S25)=0,&quot;-&quot;,SUM(G25,I25,K25,M25,O25,Q25,S25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水煮罐頭其他</text:p>
          </table:table-cell>
          <table:table-cell office:value-type="string" table:style-name="ce22">
            <text:p>其他Other</text:p>
          </table:table-cell>
          <table:table-cell office:value-type="string" office:string-value="-" table:formula="msoxl:=  IF(SUM(F26,H26,J26,L26,N26,P26,R26)=0,&quot;-&quot;,SUM(F26,H26,J26,L26,N26,P26,R26))" table:style-name="ce13">
            <text:p>-</text:p>
          </table:table-cell>
          <table:table-cell office:value-type="string" office:string-value="-" table:formula="msoxl:=  IF(SUM(G26,I26,K26,M26,O26,Q26,S26)=0,&quot;-&quot;,SUM(G26,I26,K26,M26,O26,Q26,S26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table:style-name="ce20"/>
          <table:table-cell table:style-name="ce7"/>
          <table:table-cell table:number-columns-repeated="2" table:style-name="ce13"/>
          <table:table-cell table:number-columns-repeated="14" table:style-name="ce11"/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合 <text:s text:c="3"/>計 Total</text:p>
          </table:table-cell>
          <table:table-cell office:value-type="string" table:style-name="ce9">
            <text:p>合 <text:s text:c="3"/>計 Total</text:p>
          </table:table-cell>
          <table:table-cell office:value-type="float" office:value="355642" table:formula="msoxl:=  IF(SUM(D29:D36)=0,&quot;-&quot;,SUM(D29:D36))" table:style-name="ce13">
            <text:p>355,642<text:s/></text:p>
          </table:table-cell>
          <table:table-cell office:value-type="float" office:value="147558.62599999999" table:formula="msoxl:=  IF(SUM(E29:E36)=0,&quot;-&quot;,SUM(E29:E36))" table:style-name="ce13">
            <text:p>147,559<text:s/></text:p>
          </table:table-cell>
          <table:table-cell office:value-type="float" office:value="355642" table:formula="msoxl:=  IF(SUM(F29:F36)=0,&quot;-&quot;,SUM(F29:F36))" table:style-name="ce13">
            <text:p>355,642<text:s/></text:p>
          </table:table-cell>
          <table:table-cell office:value-type="float" office:value="147558.62599999999" table:formula="msoxl:=  IF(SUM(G29:G36)=0,&quot;-&quot;,SUM(G29:G36))" table:style-name="ce13">
            <text:p>147,559<text:s/></text:p>
          </table:table-cell>
          <table:table-cell office:value-type="string" office:string-value="-" table:formula="msoxl:=  IF(SUM(H29:H36)=0,&quot;-&quot;,SUM(H29:H36))" table:style-name="ce13">
            <text:p>-</text:p>
          </table:table-cell>
          <table:table-cell office:value-type="string" office:string-value="-" table:formula="msoxl:=  IF(SUM(I29:I36)=0,&quot;-&quot;,SUM(I29:I36))" table:style-name="ce13">
            <text:p>-</text:p>
          </table:table-cell>
          <table:table-cell office:value-type="string" office:string-value="-" table:formula="msoxl:=  IF(SUM(J29:J36)=0,&quot;-&quot;,SUM(J29:J36))" table:style-name="ce13">
            <text:p>-</text:p>
          </table:table-cell>
          <table:table-cell office:value-type="string" office:string-value="-" table:formula="msoxl:=  IF(SUM(K29:K36)=0,&quot;-&quot;,SUM(K29:K36))" table:style-name="ce13">
            <text:p>-</text:p>
          </table:table-cell>
          <table:table-cell office:value-type="string" office:string-value="-" table:formula="msoxl:=  IF(SUM(L29:L36)=0,&quot;-&quot;,SUM(L29:L36))" table:style-name="ce13">
            <text:p>-</text:p>
          </table:table-cell>
          <table:table-cell office:value-type="string" office:string-value="-" table:formula="msoxl:=  IF(SUM(M29:M36)=0,&quot;-&quot;,SUM(M29:M36))" table:style-name="ce13">
            <text:p>-</text:p>
          </table:table-cell>
          <table:table-cell office:value-type="string" office:string-value="-" table:formula="msoxl:=  IF(SUM(N29:N36)=0,&quot;-&quot;,SUM(N29:N36))" table:style-name="ce13">
            <text:p>-</text:p>
          </table:table-cell>
          <table:table-cell office:value-type="string" office:string-value="-" table:formula="msoxl:=  IF(SUM(O29:O36)=0,&quot;-&quot;,SUM(O29:O36))" table:style-name="ce13">
            <text:p>-</text:p>
          </table:table-cell>
          <table:table-cell office:value-type="string" office:string-value="-" table:formula="msoxl:=  IF(SUM(P29:P36)=0,&quot;-&quot;,SUM(P29:P36))" table:style-name="ce13">
            <text:p>-</text:p>
          </table:table-cell>
          <table:table-cell office:value-type="string" office:string-value="-" table:formula="msoxl:=  IF(SUM(Q29:Q36)=0,&quot;-&quot;,SUM(Q29:Q36))" table:style-name="ce13">
            <text:p>-</text:p>
          </table:table-cell>
          <table:table-cell office:value-type="string" office:string-value="-" table:formula="msoxl:=  IF(SUM(R29:R36)=0,&quot;-&quot;,SUM(R29:R36))" table:style-name="ce13">
            <text:p>-</text:p>
          </table:table-cell>
          <table:table-cell office:value-type="string" office:string-value="-" table:formula="msoxl:=  IF(SUM(S29:S36)=0,&quot;-&quot;,SUM(S29:S36))" table:style-name="ce13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油漬罐頭平一號罐#1</text:p>
          </table:table-cell>
          <table:table-cell office:value-type="string" table:style-name="ce22">
            <text:p>平一號罐#1</text:p>
          </table:table-cell>
          <table:table-cell office:value-type="float" office:value="355642" table:formula="msoxl:=  IF(SUM(F29,H29,J29,L29,N29,P29,R29)=0,&quot;-&quot;,SUM(F29,H29,J29,L29,N29,P29,R29))" table:style-name="ce13">
            <text:p>355,642<text:s/></text:p>
          </table:table-cell>
          <table:table-cell office:value-type="float" office:value="147558.62599999999" table:formula="msoxl:=  IF(SUM(G29,I29,K29,M29,O29,Q29,S29)=0,&quot;-&quot;,SUM(G29,I29,K29,M29,O29,Q29,S29))" table:style-name="ce13">
            <text:p>147,559<text:s/></text:p>
          </table:table-cell>
          <table:table-cell office:value-type="float" office:value="355642" table:style-name="ce11">
            <text:p>355,642<text:s/></text:p>
          </table:table-cell>
          <table:table-cell office:value-type="float" office:value="147558.62599999999" table:style-name="ce11">
            <text:p>147,559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油漬罐頭平二號罐#2</text:p>
          </table:table-cell>
          <table:table-cell office:value-type="string" table:style-name="ce22">
            <text:p>平一號罐#2</text:p>
          </table:table-cell>
          <table:table-cell office:value-type="string" office:string-value="-" table:formula="msoxl:=  IF(SUM(F30,H30,J30,L30,N30,P30,R30)=0,&quot;-&quot;,SUM(F30,H30,J30,L30,N30,P30,R30))" table:style-name="ce13">
            <text:p>-</text:p>
          </table:table-cell>
          <table:table-cell office:value-type="string" office:string-value="-" table:formula="msoxl:=  IF(SUM(G30,I30,K30,M30,O30,Q30,S30)=0,&quot;-&quot;,SUM(G30,I30,K30,M30,O30,Q30,S30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油 漬</text:p>
          </table:table-cell>
          <table:table-cell office:value-type="string" table:style-name="ce20">
            <text:p>油漬罐頭平三號罐#3</text:p>
          </table:table-cell>
          <table:table-cell office:value-type="string" table:style-name="ce22">
            <text:p>平一號罐#3</text:p>
          </table:table-cell>
          <table:table-cell office:value-type="string" office:string-value="-" table:formula="msoxl:=  IF(SUM(F31,H31,J31,L31,N31,P31,R31)=0,&quot;-&quot;,SUM(F31,H31,J31,L31,N31,P31,R31))" table:style-name="ce13">
            <text:p>-</text:p>
          </table:table-cell>
          <table:table-cell office:value-type="string" office:string-value="-" table:formula="msoxl:=  IF(SUM(G31,I31,K31,M31,O31,Q31,S31)=0,&quot;-&quot;,SUM(G31,I31,K31,M31,O31,Q31,S31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<text:s/>In</text:p>
          </table:table-cell>
          <table:table-cell office:value-type="string" table:style-name="ce20">
            <text:p>油漬罐頭三號罐NO.3</text:p>
          </table:table-cell>
          <table:table-cell office:value-type="string" table:style-name="ce22">
            <text:p>三號罐NO.3</text:p>
          </table:table-cell>
          <table:table-cell office:value-type="string" office:string-value="-" table:formula="msoxl:=  IF(SUM(F32,H32,J32,L32,N32,P32,R32)=0,&quot;-&quot;,SUM(F32,H32,J32,L32,N32,P32,R32))" table:style-name="ce13">
            <text:p>-</text:p>
          </table:table-cell>
          <table:table-cell office:value-type="string" office:string-value="-" table:formula="msoxl:=  IF(SUM(G32,I32,K32,M32,O32,Q32,S32)=0,&quot;-&quot;,SUM(G32,I32,K32,M32,O32,Q32,S32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Oil</text:p>
          </table:table-cell>
          <table:table-cell office:value-type="string" table:style-name="ce20">
            <text:p>油漬罐頭七號罐NO.7</text:p>
          </table:table-cell>
          <table:table-cell office:value-type="string" table:style-name="ce22">
            <text:p>七號罐NO.7</text:p>
          </table:table-cell>
          <table:table-cell office:value-type="string" office:string-value="-" table:formula="msoxl:=  IF(SUM(F33,H33,J33,L33,N33,P33,R33)=0,&quot;-&quot;,SUM(F33,H33,J33,L33,N33,P33,R33))" table:style-name="ce13">
            <text:p>-</text:p>
          </table:table-cell>
          <table:table-cell office:value-type="string" office:string-value="-" table:formula="msoxl:=  IF(SUM(G33,I33,K33,M33,O33,Q33,S33)=0,&quot;-&quot;,SUM(G33,I33,K33,M33,O33,Q33,S33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/>
          </table:table-cell>
          <table:table-cell office:value-type="string" table:style-name="ce20">
            <text:p>油漬罐頭八號罐NO.8</text:p>
          </table:table-cell>
          <table:table-cell office:value-type="string" table:style-name="ce22">
            <text:p>八號罐NO.8</text:p>
          </table:table-cell>
          <table:table-cell office:value-type="string" office:string-value="-" table:formula="msoxl:=  IF(SUM(F34,H34,J34,L34,N34,P34,R34)=0,&quot;-&quot;,SUM(F34,H34,J34,L34,N34,P34,R34))" table:style-name="ce13">
            <text:p>-</text:p>
          </table:table-cell>
          <table:table-cell office:value-type="string" office:string-value="-" table:formula="msoxl:=  IF(SUM(G34,I34,K34,M34,O34,Q34,S34)=0,&quot;-&quot;,SUM(G34,I34,K34,M34,O34,Q34,S34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油漬罐頭橢圓三號罐03</text:p>
          </table:table-cell>
          <table:table-cell office:value-type="string" table:style-name="ce22">
            <text:p>橢圓三號罐03</text:p>
          </table:table-cell>
          <table:table-cell office:value-type="string" office:string-value="-" table:formula="msoxl:=  IF(SUM(F35,H35,J35,L35,N35,P35,R35)=0,&quot;-&quot;,SUM(F35,H35,J35,L35,N35,P35,R35))" table:style-name="ce13">
            <text:p>-</text:p>
          </table:table-cell>
          <table:table-cell office:value-type="string" office:string-value="-" table:formula="msoxl:=  IF(SUM(G35,I35,K35,M35,O35,Q35,S35)=0,&quot;-&quot;,SUM(G35,I35,K35,M35,O35,Q35,S35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油漬罐頭其他</text:p>
          </table:table-cell>
          <table:table-cell office:value-type="string" table:style-name="ce22">
            <text:p>其他Other</text:p>
          </table:table-cell>
          <table:table-cell office:value-type="string" office:string-value="-" table:formula="msoxl:=  IF(SUM(F36,H36,J36,L36,N36,P36,R36)=0,&quot;-&quot;,SUM(F36,H36,J36,L36,N36,P36,R36))" table:style-name="ce13">
            <text:p>-</text:p>
          </table:table-cell>
          <table:table-cell office:value-type="string" office:string-value="-" table:formula="msoxl:=  IF(SUM(G36,I36,K36,M36,O36,Q36,S36)=0,&quot;-&quot;,SUM(G36,I36,K36,M36,O36,Q36,S36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table:style-name="ce20"/>
          <table:table-cell table:style-name="ce7"/>
          <table:table-cell table:number-columns-repeated="16" table:style-name="ce13"/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合 <text:s text:c="3"/>計 Total</text:p>
          </table:table-cell>
          <table:table-cell office:value-type="string" table:style-name="ce9">
            <text:p>合 <text:s text:c="3"/>計 Total</text:p>
          </table:table-cell>
          <table:table-cell office:value-type="float" office:value="1706638" table:formula="msoxl:=  IF(SUM(D39:D46)=0,&quot;-&quot;,SUM(D39:D46))" table:style-name="ce13">
            <text:p>1,706,638<text:s/></text:p>
          </table:table-cell>
          <table:table-cell office:value-type="float" office:value="109873.86600000001" table:formula="msoxl:=  IF(SUM(E39:E46)=0,&quot;-&quot;,SUM(E39:E46))" table:style-name="ce13">
            <text:p>109,874<text:s/></text:p>
          </table:table-cell>
          <table:table-cell office:value-type="float" office:value="43660" table:formula="msoxl:=  IF(SUM(F39:F46)=0,&quot;-&quot;,SUM(F39:F46))" table:style-name="ce13">
            <text:p>43,660<text:s/></text:p>
          </table:table-cell>
          <table:table-cell office:value-type="float" office:value="7255.82" table:formula="msoxl:=  IF(SUM(G39:G46)=0,&quot;-&quot;,SUM(G39:G46))" table:style-name="ce13">
            <text:p>7,256<text:s/></text:p>
          </table:table-cell>
          <table:table-cell office:value-type="string" office:string-value="-" table:formula="msoxl:=  IF(SUM(H39:H46)=0,&quot;-&quot;,SUM(H39:H46))" table:style-name="ce13">
            <text:p>-</text:p>
          </table:table-cell>
          <table:table-cell office:value-type="string" office:string-value="-" table:formula="msoxl:=  IF(SUM(I39:I46)=0,&quot;-&quot;,SUM(I39:I46))" table:style-name="ce13">
            <text:p>-</text:p>
          </table:table-cell>
          <table:table-cell office:value-type="string" office:string-value="-" table:formula="msoxl:=  IF(SUM(J39:J46)=0,&quot;-&quot;,SUM(J39:J46))" table:style-name="ce13">
            <text:p>-</text:p>
          </table:table-cell>
          <table:table-cell office:value-type="string" office:string-value="-" table:formula="msoxl:=  IF(SUM(K39:K46)=0,&quot;-&quot;,SUM(K39:K46))" table:style-name="ce13">
            <text:p>-</text:p>
          </table:table-cell>
          <table:table-cell office:value-type="float" office:value="1590676" table:formula="msoxl:=  IF(SUM(L39:L46)=0,&quot;-&quot;,SUM(L39:L46))" table:style-name="ce13">
            <text:p>1,590,676<text:s/></text:p>
          </table:table-cell>
          <table:table-cell office:value-type="float" office:value="32344.41" table:formula="msoxl:=  IF(SUM(M39:M46)=0,&quot;-&quot;,SUM(M39:M46))" table:style-name="ce13">
            <text:p>32,344<text:s/></text:p>
          </table:table-cell>
          <table:table-cell office:value-type="string" office:string-value="-" table:formula="msoxl:=  IF(SUM(N39:N46)=0,&quot;-&quot;,SUM(N39:N46))" table:style-name="ce13">
            <text:p>-</text:p>
          </table:table-cell>
          <table:table-cell office:value-type="string" office:string-value="-" table:formula="msoxl:=  IF(SUM(O39:O46)=0,&quot;-&quot;,SUM(O39:O46))" table:style-name="ce13">
            <text:p>-</text:p>
          </table:table-cell>
          <table:table-cell office:value-type="float" office:value="38922" table:formula="msoxl:=  IF(SUM(P39:P46)=0,&quot;-&quot;,SUM(P39:P46))" table:style-name="ce13">
            <text:p>38,922<text:s/></text:p>
          </table:table-cell>
          <table:table-cell office:value-type="float" office:value="68591" table:formula="msoxl:=  IF(SUM(Q39:Q46)=0,&quot;-&quot;,SUM(Q39:Q46))" table:style-name="ce13">
            <text:p>68,591<text:s/></text:p>
          </table:table-cell>
          <table:table-cell office:value-type="float" office:value="33380" table:formula="msoxl:=  IF(SUM(R39:R46)=0,&quot;-&quot;,SUM(R39:R46))" table:style-name="ce13">
            <text:p>33,380<text:s/></text:p>
          </table:table-cell>
          <table:table-cell office:value-type="float" office:value="1682.636" table:formula="msoxl:=  IF(SUM(S39:S46)=0,&quot;-&quot;,SUM(S39:S46))" table:style-name="ce13">
            <text:p>1,683<text:s/>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調味罐頭平一號罐#1</text:p>
          </table:table-cell>
          <table:table-cell office:value-type="string" table:style-name="ce22">
            <text:p>平一號罐#1</text:p>
          </table:table-cell>
          <table:table-cell office:value-type="float" office:value="43660" table:formula="msoxl:=  IF(SUM(F39,H39,J39,L39,N39,P39,R39)=0,&quot;-&quot;,SUM(F39,H39,J39,L39,N39,P39,R39))" table:style-name="ce13">
            <text:p>43,660<text:s/></text:p>
          </table:table-cell>
          <table:table-cell office:value-type="float" office:value="7255.82" table:formula="msoxl:=  IF(SUM(G39,I39,K39,M39,O39,Q39,S39)=0,&quot;-&quot;,SUM(G39,I39,K39,M39,O39,Q39,S39))" table:style-name="ce13">
            <text:p>7,256<text:s/></text:p>
          </table:table-cell>
          <table:table-cell office:value-type="float" office:value="43660" table:style-name="ce11">
            <text:p>43,660<text:s/></text:p>
          </table:table-cell>
          <table:table-cell office:value-type="float" office:value="7255.82" table:style-name="ce11">
            <text:p>7,256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調味罐頭平二號罐#2</text:p>
          </table:table-cell>
          <table:table-cell office:value-type="string" table:style-name="ce22">
            <text:p>平一號罐#2</text:p>
          </table:table-cell>
          <table:table-cell office:value-type="float" office:value="1624056" table:formula="msoxl:=  IF(SUM(F40,H40,J40,L40,N40,P40,R40)=0,&quot;-&quot;,SUM(F40,H40,J40,L40,N40,P40,R40))" table:style-name="ce13">
            <text:p>1,624,056<text:s/></text:p>
          </table:table-cell>
          <table:table-cell office:value-type="float" office:value="34027.046000000002" table:formula="msoxl:=  IF(SUM(G40,I40,K40,M40,O40,Q40,S40)=0,&quot;-&quot;,SUM(G40,I40,K40,M40,O40,Q40,S40))" table:style-name="ce13">
            <text:p>34,027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590676" table:style-name="ce11">
            <text:p>1,590,676<text:s/></text:p>
          </table:table-cell>
          <table:table-cell office:value-type="float" office:value="32344.41" table:style-name="ce11">
            <text:p>32,344<text:s/>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33380" table:style-name="ce11">
            <text:p>33,380<text:s/></text:p>
          </table:table-cell>
          <table:table-cell office:value-type="float" office:value="1682.636" table:style-name="ce11">
            <text:p>1,683<text:s/>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調 味</text:p>
          </table:table-cell>
          <table:table-cell office:value-type="string" table:style-name="ce20">
            <text:p>調味罐頭平三號罐#3</text:p>
          </table:table-cell>
          <table:table-cell office:value-type="string" table:style-name="ce22">
            <text:p>平一號罐#3</text:p>
          </table:table-cell>
          <table:table-cell office:value-type="string" office:string-value="-" table:formula="msoxl:=  IF(SUM(F41,H41,J41,L41,N41,P41,R41)=0,&quot;-&quot;,SUM(F41,H41,J41,L41,N41,P41,R41))" table:style-name="ce13">
            <text:p>-</text:p>
          </table:table-cell>
          <table:table-cell office:value-type="string" office:string-value="-" table:formula="msoxl:=  IF(SUM(G41,I41,K41,M41,O41,Q41,S41)=0,&quot;-&quot;,SUM(G41,I41,K41,M41,O41,Q41,S41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<text:s/>With</text:p>
          </table:table-cell>
          <table:table-cell office:value-type="string" table:style-name="ce20">
            <text:p>調味罐頭三號罐NO.3</text:p>
          </table:table-cell>
          <table:table-cell office:value-type="string" table:style-name="ce22">
            <text:p>三號罐NO.3</text:p>
          </table:table-cell>
          <table:table-cell office:value-type="string" office:string-value="-" table:formula="msoxl:=  IF(SUM(F42,H42,J42,L42,N42,P42,R42)=0,&quot;-&quot;,SUM(F42,H42,J42,L42,N42,P42,R42))" table:style-name="ce13">
            <text:p>-</text:p>
          </table:table-cell>
          <table:table-cell office:value-type="string" office:string-value="-" table:formula="msoxl:=  IF(SUM(G42,I42,K42,M42,O42,Q42,S42)=0,&quot;-&quot;,SUM(G42,I42,K42,M42,O42,Q42,S42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Seas-</text:p>
          </table:table-cell>
          <table:table-cell office:value-type="string" table:style-name="ce20">
            <text:p>調味罐頭七號罐NO.7</text:p>
          </table:table-cell>
          <table:table-cell office:value-type="string" table:style-name="ce22">
            <text:p>七號罐NO.7</text:p>
          </table:table-cell>
          <table:table-cell office:value-type="string" office:string-value="-" table:formula="msoxl:=  IF(SUM(F43,H43,J43,L43,N43,P43,R43)=0,&quot;-&quot;,SUM(F43,H43,J43,L43,N43,P43,R43))" table:style-name="ce13">
            <text:p>-</text:p>
          </table:table-cell>
          <table:table-cell office:value-type="string" office:string-value="-" table:formula="msoxl:=  IF(SUM(G43,I43,K43,M43,O43,Q43,S43)=0,&quot;-&quot;,SUM(G43,I43,K43,M43,O43,Q43,S43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oning</text:p>
          </table:table-cell>
          <table:table-cell office:value-type="string" table:style-name="ce20">
            <text:p>調味罐頭八號罐NO.8</text:p>
          </table:table-cell>
          <table:table-cell office:value-type="string" table:style-name="ce22">
            <text:p>八號罐NO.8</text:p>
          </table:table-cell>
          <table:table-cell office:value-type="string" office:string-value="-" table:formula="msoxl:=  IF(SUM(F44,H44,J44,L44,N44,P44,R44)=0,&quot;-&quot;,SUM(F44,H44,J44,L44,N44,P44,R44))" table:style-name="ce13">
            <text:p>-</text:p>
          </table:table-cell>
          <table:table-cell office:value-type="string" office:string-value="-" table:formula="msoxl:=  IF(SUM(G44,I44,K44,M44,O44,Q44,S44)=0,&quot;-&quot;,SUM(G44,I44,K44,M44,O44,Q44,S44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0">
            <text:p>調味罐頭橢圓三號罐03</text:p>
          </table:table-cell>
          <table:table-cell office:value-type="string" table:style-name="ce22">
            <text:p>橢圓三號罐03</text:p>
          </table:table-cell>
          <table:table-cell office:value-type="string" office:string-value="-" table:formula="msoxl:=  IF(SUM(F45,H45,J45,L45,N45,P45,R45)=0,&quot;-&quot;,SUM(F45,H45,J45,L45,N45,P45,R45))" table:style-name="ce13">
            <text:p>-</text:p>
          </table:table-cell>
          <table:table-cell office:value-type="string" office:string-value="-" table:formula="msoxl:=  IF(SUM(G45,I45,K45,M45,O45,Q45,S45)=0,&quot;-&quot;,SUM(G45,I45,K45,M45,O45,Q45,S45))" table:style-name="ce13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5"/>
        </table:table-row>
        <table:table-row table:style-name="ro2">
          <table:table-cell table:style-name="ce4"/>
          <table:table-cell office:value-type="string" table:style-name="ce21">
            <text:p>調味罐頭其他</text:p>
          </table:table-cell>
          <table:table-cell office:value-type="string" table:style-name="ce23">
            <text:p>其他Other</text:p>
          </table:table-cell>
          <table:table-cell office:value-type="float" office:value="38922" table:formula="msoxl:=  IF(SUM(F46,H46,J46,L46,N46,P46,R46)=0,&quot;-&quot;,SUM(F46,H46,J46,L46,N46,P46,R46))" table:style-name="ce14">
            <text:p>38,922<text:s/></text:p>
          </table:table-cell>
          <table:table-cell office:value-type="float" office:value="68591" table:formula="msoxl:=  IF(SUM(G46,I46,K46,M46,O46,Q46,S46)=0,&quot;-&quot;,SUM(G46,I46,K46,M46,O46,Q46,S46))" table:style-name="ce14">
            <text:p>68,5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922" table:style-name="ce12">
            <text:p>38,922<text:s/></text:p>
          </table:table-cell>
          <table:table-cell office:value-type="float" office:value="68591" table:style-name="ce12">
            <text:p>68,5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65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in" fo:margin-left="0.75in" fo:margin-right="0.75in" fo:margin-bottom="0in"/>
      </style:header-style>
      <style:footer-style>
        <style:header-footer-properties fo:min-height="0.2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08-11T09:22:50Z</dc:date>
  </office:meta>
</office:document-meta>
</file>